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3" style:parent-style-name="Standard" style:family="paragraph">
      <style:paragraph-properties fo:text-align="center"/>
    </style:style>
    <style:style style:name="T34" style:parent-style-name="Основнойшрифтабзаца" style:family="text">
      <style:text-properties fo:font-size="15pt" style:font-size-asian="15pt" style:font-size-complex="15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list-style-name="LFO1" style:family="paragraph">
      <style:text-properties fo:font-style="italic" style:font-style-asian="italic" style:font-style-complex="italic"/>
    </style:style>
    <style:style style:name="P48" style:parent-style-name="Standard" style:family="paragraph">
      <style:text-properties fo:color="#000000"/>
    </style:style>
    <style:style style:name="T49" style:parent-style-name="Основнойшрифтабзаца" style:family="text">
      <style:text-properties style:font-style-complex="italic" fo:color="#000000"/>
    </style:style>
    <style:style style:name="T50" style:parent-style-name="Основнойшрифтабзаца" style:family="text">
      <style:text-properties style:font-style-complex="italic" fo:color="#000000"/>
    </style:style>
    <style:style style:name="T51" style:parent-style-name="Основнойшрифтабзаца" style:family="text">
      <style:text-properties fo:font-style="italic" style:font-style-asian="italic" style:font-style-complex="italic" fo:color="#000000"/>
    </style:style>
    <style:style style:name="P52" style:parent-style-name="Standard" style:family="paragraph">
      <style:text-properties fo:font-style="italic" style:font-style-asian="italic" style:font-style-complex="italic"/>
    </style:style>
    <style:style style:name="P53" style:parent-style-name="Standard" style:list-style-name="LFO1" style:family="paragraph">
      <style:text-properties fo:font-style="italic" style:font-style-asian="italic" style:font-style-complex="italic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list-style-name="LFO1" style:family="paragraph">
      <style:text-properties fo:font-style="italic" style:font-style-asian="italic" style:font-style-complex="italic"/>
    </style:style>
    <style:style style:name="P60" style:parent-style-name="Standard" style:family="paragraph">
      <style:text-properties fo:font-style="italic" style:font-style-asian="italic" style:font-style-complex="italic"/>
    </style:style>
    <style:style style:name="P61" style:parent-style-name="Standard" style:family="paragraph">
      <style:text-properties fo:font-style="italic" style:font-style-asian="italic" style:font-style-complex="italic"/>
    </style:style>
    <style:style style:name="P62" style:parent-style-name="Standard" style:family="paragraph">
      <style:paragraph-properties fo:text-align="end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style:text-position="sub 66.6%"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style:text-position="sub 66.6%" fo:language="en" fo:country="US"/>
    </style:style>
    <style:style style:name="T67" style:parent-style-name="Основнойшрифтабзаца" style:family="text">
      <style:text-properties style:text-position="sub 66.6%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style:text-position="sub 66.6%"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style:text-position="sub 66.6%" fo:language="en" fo:country="US"/>
    </style:style>
    <style:style style:name="T72" style:parent-style-name="Основнойшрифтабзаца" style:family="text">
      <style:text-properties style:text-position="sub 66.6%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style:text-position="sub 66.6%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style:text-position="sub 66.6%" fo:language="en" fo:country="US"/>
    </style:style>
    <style:style style:name="T77" style:parent-style-name="Основнойшрифтабзаца" style:family="text">
      <style:text-properties style:text-position="sub 66.6%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style:text-position="sub 66.6%" fo:language="en" fo:country="US"/>
    </style:style>
    <style:style style:name="T80" style:parent-style-name="Основнойшрифтабзаца" style:family="text">
      <style:text-properties style:text-position="sub 66.6%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style:text-position="sub 66.6%" fo:language="en" fo:country="US"/>
    </style:style>
    <style:style style:name="T83" style:parent-style-name="Основнойшрифтабзаца" style:family="text">
      <style:text-properties style:text-position="sub 66.6%"/>
    </style:style>
    <style:style style:name="T84" style:parent-style-name="Основнойшрифтабзаца" style:family="text">
      <style:text-properties fo:font-style="italic" style:font-style-asian="italic"/>
    </style:style>
    <style:style style:name="T85" style:parent-style-name="Основнойшрифтабзаца" style:family="text">
      <style:text-properties fo:font-style="italic" style:font-style-asian="italic"/>
    </style:style>
    <style:style style:name="P86" style:parent-style-name="Standard" style:family="paragraph">
      <style:text-properties style:text-position="sub 66.6%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style:font-name-complex="Times New Roman"/>
    </style:style>
    <style:style style:name="T89" style:parent-style-name="Основнойшрифтабзаца" style:family="text">
      <style:text-properties style:font-name-complex="Times New Roman" fo:language="en" fo:country="US"/>
    </style:style>
    <style:style style:name="T90" style:parent-style-name="Основнойшрифтабзаца" style:family="text">
      <style:text-properties style:font-name-complex="Times New Roman" style:text-position="sub 66.6%" fo:language="en" fo:country="US"/>
    </style:style>
    <style:style style:name="T91" style:parent-style-name="Основнойшрифтабзаца" style:family="text">
      <style:text-properties style:font-name-complex="Times New Roman" style:text-position="super 66.6%"/>
    </style:style>
    <style:style style:name="T92" style:parent-style-name="Основнойшрифтабзаца" style:family="text">
      <style:text-properties style:font-name-complex="Times New Roman"/>
    </style:style>
    <style:style style:name="T93" style:parent-style-name="Основнойшрифтабзаца" style:family="text">
      <style:text-properties style:font-name-complex="Times New Roman" fo:language="en" fo:country="US"/>
    </style:style>
    <style:style style:name="T94" style:parent-style-name="Основнойшрифтабзаца" style:family="text">
      <style:text-properties style:font-name-complex="Times New Roman" style:text-position="sub 66.6%" fo:language="en" fo:country="US"/>
    </style:style>
    <style:style style:name="T95" style:parent-style-name="Основнойшрифтабзаца" style:family="text">
      <style:text-properties style:font-name-complex="Times New Roman" style:text-position="super 66.6%"/>
    </style:style>
    <style:style style:name="T96" style:parent-style-name="Основнойшрифтабзаца" style:family="text">
      <style:text-properties style:font-name-complex="Times New Roman"/>
    </style:style>
    <style:style style:name="T97" style:parent-style-name="Основнойшрифтабзаца" style:family="text">
      <style:text-properties style:font-name-complex="Times New Roman" fo:font-style="italic" style:font-style-asian="italic"/>
    </style:style>
    <style:style style:name="P98" style:parent-style-name="Standard" style:family="paragraph">
      <style:text-properties style:font-name-complex="Times New Roman"/>
    </style:style>
    <style:style style:name="T99" style:parent-style-name="Основнойшрифтабзаца" style:family="text">
      <style:text-properties style:font-name-complex="Times New Roman"/>
    </style:style>
    <style:style style:name="T100" style:parent-style-name="Основнойшрифтабзаца" style:family="text">
      <style:text-properties style:font-name-complex="Times New Roman"/>
    </style:style>
    <style:style style:name="T101" style:parent-style-name="Основнойшрифтабзаца" style:family="text">
      <style:text-properties style:font-name-complex="Times New Roman" fo:language="en" fo:country="US"/>
    </style:style>
    <style:style style:name="T102" style:parent-style-name="Основнойшрифтабзаца" style:family="text">
      <style:text-properties style:font-name-complex="Times New Roman" style:text-position="sub 66.6%"/>
    </style:style>
    <style:style style:name="T103" style:parent-style-name="Основнойшрифтабзаца" style:family="text">
      <style:text-properties style:font-name-complex="Times New Roman"/>
    </style:style>
    <style:style style:name="T104" style:parent-style-name="Основнойшрифтабзаца" style:family="text">
      <style:text-properties style:font-name-complex="Times New Roman" fo:language="en" fo:country="US"/>
    </style:style>
    <style:style style:name="T105" style:parent-style-name="Основнойшрифтабзаца" style:family="text">
      <style:text-properties style:font-name-complex="Times New Roman"/>
    </style:style>
    <style:style style:name="T106" style:parent-style-name="Основнойшрифтабзаца" style:family="text">
      <style:text-properties style:font-name-complex="Times New Roman" fo:font-style="italic" style:font-style-asian="italic"/>
    </style:style>
    <style:style style:name="P107" style:parent-style-name="Standard" style:family="paragraph">
      <style:text-properties fo:language="en" fo:country="US"/>
    </style:style>
    <style:style style:name="P108" style:parent-style-name="Standard" style:list-style-name="LFO2" style:family="paragraph">
      <style:text-properties fo:font-style="italic" style:font-style-asian="italic" style:font-style-complex="italic"/>
    </style:style>
    <style:style style:name="P109" style:parent-style-name="Standard" style:family="paragraph">
      <style:text-properties fo:font-style="italic" style:font-style-asian="italic" style:font-style-complex="italic"/>
    </style:style>
    <style:style style:name="T110" style:parent-style-name="Основнойшрифтабзаца" style:family="text">
      <style:text-properties style:font-name-complex="Times New Roman" fo:color="#000000" fo:background-color="#FFFFFF"/>
    </style:style>
    <style:style style:name="P111" style:parent-style-name="Standard" style:family="paragraph">
      <style:text-properties fo:font-style="italic" style:font-style-asian="italic" style:font-style-complex="italic"/>
    </style:style>
    <style:style style:name="P112" style:parent-style-name="Standard" style:family="paragraph">
      <style:text-properties fo:font-style="italic" style:font-style-asian="italic" style:font-style-complex="italic"/>
    </style:style>
    <style:style style:name="P113" style:parent-style-name="Standard" style:list-style-name="LFO3" style:family="paragraph">
      <style:text-properties fo:font-style="italic" style:font-style-asian="italic" style:font-style-complex="italic"/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P116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P124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125" style:parent-style-name="Основнойшрифтабзаца" style:family="text">
      <style:text-properties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language-asian="ru" style:country-asian="RU" style:language-complex="ar" style:country-complex="SA"/>
    </style:style>
    <style:style style:name="P131" style:parent-style-name="Обычный" style:family="paragraph">
      <style:paragraph-properties fo:text-align="center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P133" style:parent-style-name="Обычный" style:family="paragraph">
      <style:paragraph-properties fo:text-align="center"/>
      <style:text-properties fo:font-size="11pt" style:font-size-asian="11pt" style:font-size-complex="11pt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P135" style:parent-style-name="Обычный" style:family="paragraph">
      <style:paragraph-properties fo:text-align="center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P13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language-asian="ru" style:country-asian="RU" style:language-complex="ar" style:country-complex="SA"/>
    </style:style>
    <style:style style:name="P141" style:parent-style-name="Обычный" style:family="paragraph">
      <style:paragraph-properties fo:text-align="center"/>
    </style:style>
    <style:style style:name="T142" style:parent-style-name="Основнойшрифтабзаца" style:family="text">
      <style:text-properties style:language-asian="ru" style:country-asian="RU" style:language-complex="ar" style:country-complex="SA"/>
    </style:style>
    <style:style style:name="P143" style:parent-style-name="Обычный" style:family="paragraph">
      <style:paragraph-properties fo:text-align="center"/>
    </style:style>
    <style:style style:name="P144" style:parent-style-name="Standard" style:family="paragraph">
      <style:paragraph-properties fo:break-before="page"/>
    </style:style>
    <style:style style:name="T145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46" style:parent-style-name="Основнойшрифтабзаца" style:family="text">
      <style:text-properties fo:font-style="italic" style:font-style-asian="italic" style:font-style-complex="italic"/>
    </style:style>
    <style:style style:name="P147" style:parent-style-name="Standard" style:family="paragraph">
      <style:text-properties fo:font-size="11pt" style:font-size-asian="11pt" style:font-size-complex="11pt"/>
    </style:style>
    <style:style style:name="T148" style:parent-style-name="Основнойшрифтабзаца" style:family="text">
      <style:text-properties fo:font-size="11pt" style:font-size-asian="11pt" style:font-size-complex="11pt"/>
    </style:style>
    <style:style style:name="T149" style:parent-style-name="Основнойшрифтабзаца" style:family="text">
      <style:text-properties fo:font-style="italic" style:font-style-asian="italic" style:font-style-complex="italic"/>
    </style:style>
    <style:style style:name="T150" style:parent-style-name="Основнойшрифтабзаца" style:family="text">
      <style:text-properties fo:font-style="italic" style:font-style-asian="italic" style:font-style-complex="italic"/>
    </style:style>
    <style:style style:name="P151" style:parent-style-name="Standard" style:family="paragraph">
      <style:text-properties fo:font-size="11pt" style:font-size-asian="11pt" style:font-size-complex="11pt"/>
    </style:style>
    <style:style style:name="P152" style:parent-style-name="Standard" style:family="paragraph">
      <style:text-properties fo:font-size="11pt" style:font-size-asian="11pt" style:font-size-complex="11pt" fo:language="en" fo:country="US"/>
    </style:style>
    <style:style style:name="P153" style:parent-style-name="Standard" style:family="paragraph">
      <style:text-properties fo:font-size="11pt" style:font-size-asian="11pt" style:font-size-complex="11pt" fo:language="en" fo:country="US"/>
    </style:style>
    <style:style style:name="P154" style:parent-style-name="Standard" style:family="paragraph">
      <style:text-properties fo:font-size="11pt" style:font-size-asian="11pt" style:font-size-complex="11pt"/>
    </style:style>
    <style:style style:name="P155" style:parent-style-name="Standard" style:family="paragraph">
      <style:text-properties fo:font-size="11pt" style:font-size-asian="11pt" style:font-size-complex="11pt"/>
    </style:style>
    <style:style style:name="P156" style:parent-style-name="Standard" style:family="paragraph">
      <style:text-properties fo:font-style="italic" style:font-style-asian="italic" style:font-style-complex="italic"/>
    </style:style>
    <style:style style:name="P157" style:parent-style-name="Standard" style:family="paragraph">
      <style:text-properties fo:font-size="11pt" style:font-size-asian="11pt" style:font-size-complex="11pt" fo:language="en" fo:country="US"/>
    </style:style>
    <style:style style:name="P158" style:parent-style-name="Standard" style:family="paragraph">
      <style:text-properties fo:font-size="11pt" style:font-size-asian="11pt" style:font-size-complex="11pt" fo:language="en" fo:country="US"/>
    </style:style>
    <style:style style:name="P159" style:parent-style-name="Standard" style:family="paragraph">
      <style:text-properties fo:font-size="11pt" style:font-size-asian="11pt" style:font-size-complex="11pt" fo:language="en" fo:country="US"/>
    </style:style>
    <style:style style:name="P160" style:parent-style-name="Standard" style:family="paragraph">
      <style:text-properties fo:font-size="11pt" style:font-size-asian="11pt" style:font-size-complex="11pt" fo:language="en" fo:country="US"/>
    </style:style>
    <style:style style:name="P161" style:parent-style-name="Standard" style:family="paragraph">
      <style:text-properties fo:language="en" fo:country="US"/>
    </style:style>
    <style:style style:name="P162" style:parent-style-name="Standard" style:family="paragraph">
      <style:text-properties fo:font-style="italic" style:font-style-asian="italic" style:font-style-complex="italic"/>
    </style:style>
    <style:style style:name="T163" style:parent-style-name="Основнойшрифтабзаца" style:family="text">
      <style:text-properties fo:font-size="11pt" style:font-size-asian="11pt" style:font-size-complex="11pt"/>
    </style:style>
    <style:style style:name="T16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65" style:parent-style-name="Standard" style:family="paragraph">
      <style:text-properties fo:font-size="11pt" style:font-size-asian="11pt" style:font-size-complex="11pt" fo:language="en" fo:country="US"/>
    </style:style>
    <style:style style:name="P166" style:parent-style-name="Standard" style:family="paragraph">
      <style:text-properties fo:font-size="11pt" style:font-size-asian="11pt" style:font-size-complex="11pt" fo:language="en" fo:country="US"/>
    </style:style>
    <style:style style:name="P167" style:parent-style-name="Standard" style:family="paragraph">
      <style:text-properties fo:font-size="11pt" style:font-size-asian="11pt" style:font-size-complex="11pt" fo:language="en" fo:country="US"/>
    </style:style>
    <style:style style:name="P168" style:parent-style-name="Standard" style:family="paragraph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169" style:parent-style-name="Основнойшрифтабзаца" style:family="text">
      <style:text-properties fo:font-style="italic" style:font-style-asian="italic" style:font-style-complex="italic"/>
    </style:style>
    <style:style style:name="T170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71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72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P173" style:parent-style-name="Standard" style:family="paragraph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P174" style:parent-style-name="Standard" style:family="paragraph">
      <style:text-properties fo:font-style="italic" style:font-style-asian="italic" style:font-style-complex="italic"/>
    </style:style>
    <style:style style:name="T175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76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177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78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179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80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 fo:language="en" fo:country="US"/>
    </style:style>
    <style:style style:name="T181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82" style:parent-style-name="Основнойшрифтабзаца" style:family="text">
      <style:text-properties fo:font-style="italic" style:font-style-asian="italic" style:font-style-complex="italic" fo:font-size="11pt" style:font-size-asian="11pt" style:font-size-complex="11pt"/>
    </style:style>
    <style:style style:name="T183" style:parent-style-name="Основнойшрифтабзаца" style:family="text">
      <style:text-properties fo:font-size="11pt" style:font-size-asian="11pt" style:font-size-complex="11pt"/>
    </style:style>
    <style:style style:name="T18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85" style:parent-style-name="Standard" style:family="paragraph">
      <style:text-properties fo:font-size="11pt" style:font-size-asian="11pt" style:font-size-complex="11pt" fo:language="en" fo:country="US"/>
    </style:style>
    <style:style style:name="P186" style:parent-style-name="Standard" style:family="paragraph">
      <style:text-properties fo:font-style="italic" style:font-style-asian="italic" style:font-style-complex="italic"/>
    </style:style>
    <style:style style:name="P187" style:parent-style-name="Standard" style:family="paragraph">
      <style:text-properties fo:font-size="11pt" style:font-size-asian="11pt" style:font-size-complex="11pt"/>
    </style:style>
    <style:style style:name="P188" style:parent-style-name="Standard" style:family="paragraph">
      <style:text-properties fo:font-size="11pt" style:font-size-asian="11pt" style:font-size-complex="11pt"/>
    </style:style>
    <style:style style:name="P189" style:parent-style-name="Standard" style:family="paragraph">
      <style:text-properties fo:font-size="11pt" style:font-size-asian="11pt" style:font-size-complex="11pt"/>
    </style:style>
    <style:style style:name="P190" style:parent-style-name="Standard" style:family="paragraph">
      <style:text-properties fo:font-size="11pt" style:font-size-asian="11pt" style:font-size-complex="11pt"/>
    </style:style>
    <style:style style:name="P191" style:parent-style-name="Standard" style:family="paragraph">
      <style:text-properties fo:font-size="11pt" style:font-size-asian="11pt" style:font-size-complex="11pt"/>
    </style:style>
    <style:style style:name="P192" style:parent-style-name="Standard" style:family="paragraph">
      <style:text-properties fo:font-style="italic" style:font-style-asian="italic" style:font-style-complex="italic"/>
    </style:style>
    <style:style style:name="T193" style:parent-style-name="Основнойшрифтабзаца" style:family="text">
      <style:text-properties fo:font-size="11pt" style:font-size-asian="11pt" style:font-size-complex="11pt"/>
    </style:style>
    <style:style style:name="T194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P195" style:parent-style-name="Standard" style:family="paragraph">
      <style:text-properties fo:font-size="11pt" style:font-size-asian="11pt" style:font-size-complex="11pt" fo:language="en" fo:country="US"/>
    </style:style>
    <style:style style:name="P196" style:parent-style-name="Standard" style:family="paragraph">
      <style:text-properties fo:font-size="11pt" style:font-size-asian="11pt" style:font-size-complex="11pt" fo:language="en" fo:country="US"/>
    </style:style>
    <style:style style:name="P197" style:parent-style-name="Standard" style:family="paragraph">
      <style:text-properties fo:font-size="11pt" style:font-size-asian="11pt" style:font-size-complex="11pt" fo:language="en" fo:country="US"/>
    </style:style>
    <style:style style:name="P198" style:parent-style-name="Standard" style:family="paragraph">
      <style:text-properties fo:font-size="11pt" style:font-size-asian="11pt" style:font-size-complex="11pt" fo:language="en" fo:country="US"/>
    </style:style>
    <style:style style:name="P199" style:parent-style-name="Standard" style:family="paragraph">
      <style:text-properties fo:font-size="11pt" style:font-size-asian="11pt" style:font-size-complex="11pt" fo:language="en" fo:country="US"/>
    </style:style>
    <style:style style:name="T200" style:parent-style-name="Основнойшрифтабзаца" style:family="text">
      <style:text-properties fo:font-size="11pt" style:font-size-asian="11pt" style:font-size-complex="11pt" fo:language="en" fo:country="US"/>
    </style:style>
    <style:style style:name="T201" style:parent-style-name="Основнойшрифтабзаца" style:family="text">
      <style:text-properties fo:font-size="11pt" style:font-size-asian="11pt" style:font-size-complex="11pt"/>
    </style:style>
    <style:style style:name="P202" style:parent-style-name="Standard" style:family="paragraph">
      <style:text-properties fo:font-size="11pt" style:font-size-asian="11pt" style:font-size-complex="11pt"/>
    </style:style>
    <style:style style:name="P203" style:parent-style-name="Standard" style:family="paragraph">
      <style:text-properties fo:font-size="11pt" style:font-size-asian="11pt" style:font-size-complex="11pt"/>
    </style:style>
    <style:style style:name="P204" style:parent-style-name="Standard" style:family="paragraph">
      <style:text-properties fo:font-size="11pt" style:font-size-asian="11pt" style:font-size-complex="11pt"/>
    </style:style>
    <style:style style:name="P205" style:parent-style-name="Standard" style:family="paragraph">
      <style:text-properties fo:font-size="11pt" style:font-size-asian="11pt" style:font-size-complex="11pt"/>
    </style:style>
    <style:style style:name="P206" style:parent-style-name="Standard" style:family="paragraph">
      <style:text-properties fo:font-size="11pt" style:font-size-asian="11pt" style:font-size-complex="11pt"/>
    </style:style>
    <style:style style:name="P207" style:parent-style-name="Standard" style:family="paragraph">
      <style:text-properties fo:font-size="11pt" style:font-size-asian="11pt" style:font-size-complex="11pt"/>
    </style:style>
    <style:style style:name="P208" style:parent-style-name="Standard" style:family="paragraph">
      <style:text-properties fo:font-size="11pt" style:font-size-asian="11pt" style:font-size-complex="11pt"/>
    </style:style>
    <style:style style:name="P209" style:parent-style-name="Standard" style:family="paragraph">
      <style:text-properties fo:font-size="11pt" style:font-size-asian="11pt" style:font-size-complex="11pt"/>
    </style:style>
    <style:style style:name="P210" style:parent-style-name="Standard" style:family="paragraph">
      <style:text-properties fo:font-size="11pt" style:font-size-asian="11pt" style:font-size-complex="11pt"/>
    </style:style>
    <style:style style:name="P211" style:parent-style-name="Standard" style:family="paragraph">
      <style:text-properties fo:font-size="11pt" style:font-size-asian="11pt" style:font-size-complex="11pt"/>
    </style:style>
    <style:style style:name="P212" style:parent-style-name="Standard" style:family="paragraph">
      <style:text-properties fo:font-size="11pt" style:font-size-asian="11pt" style:font-size-complex="11pt"/>
    </style:style>
    <style:style style:name="P213" style:parent-style-name="PreformattedText" style:family="paragraph">
      <style:paragraph-properties fo:margin-bottom="0.1965in" fo:background-color="#FFFFFF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214" style:parent-style-name="PreformattedText" style:family="paragraph">
      <style:paragraph-properties fo:margin-bottom="0.1965in" fo:background-color="#FFFFFF"/>
      <style:text-properties style:font-name="Times New Roman" fo:font-size="12pt" style:font-size-asian="12pt" style:font-size-complex="12pt"/>
    </style:style>
    <style:style style:name="P215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16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17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18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19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0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1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2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3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4" style:parent-style-name="PreformattedText" style:family="paragraph">
      <style:paragraph-properties fo:margin-bottom="0.0395in" fo:background-color="#FFFFFF"/>
      <style:text-properties style:font-name="Times New Roman" fo:font-size="12pt" style:font-size-asian="12pt" style:font-size-complex="12pt"/>
    </style:style>
    <style:style style:name="P225" style:parent-style-name="PreformattedText" style:family="paragraph">
      <style:paragraph-properties fo:margin-bottom="0.1965in" fo:background-color="#FFFFFF"/>
      <style:text-properties style:font-name="Times New Roman" fo:font-size="11pt" style:font-size-asian="11pt" style:font-size-complex="11pt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/>Государственное бюджетное общеобразовательное учреждение "Президентский физико-математической лицей № 239"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Нахождение квадрата наибольшего периметра</text:p>
      <text:p text:style-name="P11">годовой проект по<text:s/>информатике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Иванова Марианна <text:s text:c="3"/></text:p>
      <text:p text:style-name="P33"><text:span text:style-name="T34"><text:s text:c="103"/>10-3 класс</text:span><text:span text:style-name="T35"><text:s text:c="17"/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Санкт-Петербург</text:p>
      <text:p text:style-name="P46">2017</text:p>
      <text:p text:style-name="Standard"/>
      <text:p text:style-name="Standard"/>
      <text:soft-page-break/>
      <text:list text:style-name="LFO1" text:continue-numbering="true">
        <text:list-item>
          <text:p text:style-name="P47">Постановка задачи</text:p>
        </text:list-item>
      </text:list>
      <text:p text:style-name="P48"/>
      <text:p text:style-name="Standard"><text:span text:style-name="T49">Задано множество<text:s/></text:span><text:span text:style-name="T50">точек на плоскости. Выбрать из них четыре разные точки, которые являются вершинами квадрата наибольшего периметра</text:span><text:span text:style-name="T51">.</text:span></text:p>
      <text:p text:style-name="P52"/>
      <text:list text:style-name="LFO1" text:continue-numbering="true">
        <text:list-item>
          <text:p text:style-name="P53"><text:s/>Уточнение исходных и выходных данных и ограничений на них</text:p>
        </text:list-item>
      </text:list>
      <text:p text:style-name="Standard"/>
      <text:p text:style-name="P54">2.1. Исходные данные</text:p>
      <text:p text:style-name="Standard">Во входном файле input.txt содержится множество точек с координатами (<text:span text:style-name="T55">x</text:span>;<text:s/><text:span text:style-name="T56">y</text:span>), среди которых будет осуществляться поиск вершин квадрата наибольшего периметра. Также можно задать это множество с клавиатуры, причем точки задаются случайным образом или вручную.</text:p>
      <text:p text:style-name="Standard"/>
      <text:p text:style-name="P57"><text:s/>2.2. Выходные данные</text:p>
      <text:p text:style-name="Standard">Необходимо вывести на экран координаты вершин квадрата наибольшего периметра, а также его периметр, нарисовать квадрат.</text:p>
      <text:p text:style-name="P58"/>
      <text:list text:style-name="LFO1" text:continue-numbering="true">
        <text:list-item>
          <text:p text:style-name="P59"><text:s/>Выбор метода решения</text:p>
        </text:list-item>
      </text:list>
      <text:p text:style-name="P60"><text:s text:c="6"/>3.1 Формулы для решения задачи</text:p>
      <text:p text:style-name="P61"/>
      <text:p text:style-name="P62"><text:s text:c="7"/>(<text:s/><text:span text:style-name="T63">x</text:span><text:span text:style-name="T64">a</text:span><text:s/>–<text:s/><text:span text:style-name="T65">x</text:span><text:span text:style-name="T66">b</text:span><text:span text:style-name="T67"><text:s/></text:span>)/(<text:s/><text:span text:style-name="T68">y</text:span><text:span text:style-name="T69">a</text:span><text:s/>–<text:s/><text:span text:style-name="T70">y</text:span><text:span text:style-name="T71">b</text:span><text:span text:style-name="T72"><text:s/></text:span><text:s/>) = (<text:s/><text:span text:style-name="T73">x</text:span><text:span text:style-name="T74">c</text:span><text:s/>–<text:s/><text:span text:style-name="T75">x</text:span><text:span text:style-name="T76">b</text:span><text:span text:style-name="T77"><text:s/></text:span>)/(<text:s/><text:span text:style-name="T78">y</text:span><text:span text:style-name="T79">c</text:span><text:span text:style-name="T80"><text:s/></text:span>–<text:s/><text:span text:style-name="T81">y</text:span><text:span text:style-name="T82">b</text:span><text:span text:style-name="T83"><text:s/></text:span><text:s/>) –<text:s/><text:span text:style-name="T84">проверка на принадлежность трёх точек к<text:s/></text:span><text:span text:style-name="T85"><text:s text:c="150"/>одной прямой</text:span></text:p>
      <text:p text:style-name="P86"><text:s text:c="10"/></text:p>
      <text:p text:style-name="Standard"><text:s text:c="15"/><text:span text:style-name="T87">a</text:span><text:s/>=<text:s/><text:span text:style-name="T88">√(</text:span><text:span text:style-name="T89">x</text:span><text:span text:style-name="T90">a</text:span><text:span text:style-name="T91">2</text:span><text:span text:style-name="T92"><text:s/>+<text:s/></text:span><text:span text:style-name="T93">y</text:span><text:span text:style-name="T94">a</text:span><text:span text:style-name="T95">2</text:span><text:span text:style-name="T96">) –<text:s/></text:span><text:span text:style-name="T97">нахождение длины отрезка через его координаты</text:span></text:p>
      <text:p text:style-name="P98"/>
      <text:p text:style-name="Standard"><text:span text:style-name="T99"><text:s/></text:span><text:span text:style-name="T100"><text:s text:c="14"/></text:span><text:span text:style-name="T101">P</text:span><text:span text:style-name="T102">квадрата</text:span><text:span text:style-name="T103"><text:s/>= 4</text:span><text:span text:style-name="T104">a</text:span><text:span text:style-name="T105"><text:s/>–<text:s/></text:span><text:span text:style-name="T106">периметр квадрата</text:span></text:p>
      <text:p text:style-name="P107"/>
      <text:list text:style-name="LFO2" text:continue-numbering="true">
        <text:list-item>
          <text:list>
            <text:list-item>
              <text:p text:style-name="P108">Используемая структура данных</text:p>
            </text:list-item>
          </text:list>
        </text:list-item>
      </text:list>
      <text:p text:style-name="P109"/>
      <text:p text:style-name="Standard"><text:span text:style-name="T110">Множество заданных точек хранятся в приватном статичном массиве points. Линии, из которых будет состоять квадрат, хранятся в приватном статичном массиве lines.</text:span></text:p>
      <text:p text:style-name="P111"/>
      <text:p text:style-name="P112"><text:s text:c="18"/>3.3 Алгоритм решения</text:p>
      <text:p text:style-name="Standard"/>
      <text:p text:style-name="Standard">Считываются данные из файла, на плоскости задаются точки с соответствующими координатами. Осуществляется перебор всевозможных комбинаций из 4 точек из заданного множества и проверяется, являются ли они вершинами квадрата. Для этого необходимо убедиться, что эти 4 точки не лежат на одной линии (с помощью уравнения прямой) и между собой равны диагонали и стороны четырехугольника. Если же данные точки являются вершинами квадрата, то считается его периметр, затем происходит его сравнение с ранее найденным значением наибольшего периметра, и, если он оказывается больше, то переменной, содержащей наибольший периметр, присваивается значение периметра квадрата, найденного ранее, а переменным, содержащим в себе координаты вершин<text:s/>квадрата наибольшего периметра, его координаты.</text:p>
      <text:p text:style-name="Standard">По завершению перебора точек на экран выводятся координаты вершин квадрата наибольшего периметра, а также его периметр, рисуется этот квадрат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3" text:continue-numbering="true">
        <text:list-item>
          <text:list>
            <text:list-item>
              <text:list>
                <text:list-item>
                  <text:p text:style-name="P113">Составление алгоритма</text:p>
                </text:list-item>
              </text:list>
            </text:list-item>
          </text:list>
        </text:list-item>
      </text:list>
      <text:p text:style-name="Standard"><text:s/>Обобщенная блок-схема алгоритма</text:p>
      <text:p text:style-name="Standard"><text:span text:style-name="T114"><draw:connector draw:type="standard" svg:x1="0.84861in" svg:y1="6.73542in" svg:x2="2.06667in" svg:y2="2.56875in" draw:z-index="251677696" draw:id="id0" draw:style-name="a1" draw:name="Соединитель: уступ 30" text:anchor-type="paragraph"><svg:title/><svg:desc/></draw:connector></text:span><text:span text:style-name="T115"><draw:custom-shape svg:x="0in" svg:y="8.21458in" svg:width="1.79167in" svg:height="1in" draw:z-index="251671552" draw:id="id1" draw:style-name="a2" draw:name="Прямоугольник 21" text:anchor-type="paragraph"><svg:title/><svg:desc/><text:p text:style-name="P116">вывод значения наибольшего периметра и координат вершин этого квадрата</text:p><draw:enhanced-geometry draw:type="non-primitive" svg:viewBox="0 0 21600 21600" draw:enhanced-path="M 0 0 L 21600 0 21600 21600 0 21600 Z N"/></draw:custom-shape></text:span><text:span text:style-name="T117"><draw:connector draw:type="standard" svg:x1="5.97292in" svg:y1="2.56875in" svg:x2="4.22292in" svg:y2="8.73542in" draw:z-index="251681792" draw:id="id2" draw:style-name="a4" draw:name="Соединитель: уступ 37" text:anchor-type="paragraph"><svg:title/><svg:desc/></draw:connector></text:span><text:span text:style-name="T118"><draw:connector draw:type="line" svg:x1="3.36875in" svg:y1="6.04792in" svg:x2="3.36875in" svg:y2="6.30695in" draw:z-index="251680768" draw:id="id3" draw:style-name="a5" draw:name="Прямая соединительная линия 35" text:anchor-type="paragraph"><svg:title/><svg:desc/></draw:connector></text:span><text:span text:style-name="T119"><draw:connector draw:type="line" svg:x1="4.60833in" svg:y1="5.35in" svg:x2="5.98333in" svg:y2="5.35in" draw:z-index="251679744" draw:id="id4" draw:style-name="a6" draw:name="Прямая соединительная линия 34" text:anchor-type="paragraph"><svg:title/><svg:desc/></draw:connector></text:span><text:span text:style-name="T120"><draw:custom-shape svg:x="2.10694in" svg:y="4.64167in" svg:width="2.51042in" svg:height="1.40625in" draw:z-index="251666432" draw:id="id5" draw:style-name="a7" draw:name="Блок-схема: решение 15" text:anchor-type="paragraph"><svg:title/><svg:desc/><text:p text:style-name="P121">являются ли они вершинами квадрата?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122"><draw:connector draw:type="standard" svg:x1="4.68056in" svg:y1="7.08889in" svg:x2="4.63125in" svg:y2="2.56875in" draw:z-index="251678720" draw:id="id6" draw:style-name="a9" draw:name="Соединитель: уступ 33" text:anchor-type="paragraph"><svg:title/><svg:desc/></draw:connector></text:span><text:span text:style-name="T123"><draw:custom-shape svg:x="0in" svg:y="6.29792in" svg:width="2.66667in" svg:height="1.57292in" draw:z-index="251668480" draw:id="id7" draw:style-name="a10" draw:name="Блок-схема: решение 17" text:anchor-type="paragraph"><svg:title/><svg:desc/><text:p text:style-name="P124">периметр квадрата больше наибольшего значения?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125"><draw:connector draw:type="line" svg:x1="2.025in" svg:y1="7.07917in" svg:x2="1.525in" svg:y2="7.07917in" draw:z-index="251676672" draw:id="id8" draw:style-name="a11" draw:name="Прямая соединительная линия 26" text:anchor-type="paragraph"><svg:title/><svg:desc/></draw:connector></text:span><text:span text:style-name="T126"><draw:connector draw:type="line" svg:x1="3.34792in" svg:y1="7.86042in" svg:x2="3.34792in" svg:y2="8.22431in" draw:z-index="251674624" draw:id="id9" draw:style-name="a12" draw:name="Прямая соединительная линия 24" text:anchor-type="paragraph"><svg:title/><svg:desc/></draw:connector></text:span><text:span text:style-name="T127"><draw:connector draw:type="line" svg:x1="3.36875in" svg:y1="4.64167in" svg:x2="3.36875in" svg:y2="4.20417in" draw:z-index="251667456" draw:id="id10" draw:style-name="a13" draw:name="Прямая соединительная линия 16" text:anchor-type="paragraph"><svg:title/><svg:desc/></draw:connector></text:span><text:span text:style-name="T128"><draw:connector draw:type="line" svg:x1="3.34792in" svg:y1="9.23542in" svg:x2="3.34792in" svg:y2="9.53681in" draw:z-index="251675648" draw:id="id11" draw:style-name="a14" draw:name="Прямая соединительная линия 25" text:anchor-type="paragraph"><svg:title/><svg:desc/></draw:connector></text:span><text:span text:style-name="T129"><draw:connector draw:type="line" svg:x1="3.3375in" svg:y1="1.55833in" svg:x2="3.3375in" svg:y2="1.87083in" draw:z-index="251662336" draw:id="id12" draw:style-name="a15" draw:name="Прямая соединительная линия 8" text:anchor-type="paragraph"><svg:title/><svg:desc/></draw:connector></text:span><text:span text:style-name="T130"><draw:custom-shape svg:x="0in" svg:y="9.54097in" svg:width="1.17639in" svg:height="0.60417in" draw:z-index="251673600" draw:id="id13" draw:style-name="a16" draw:name="Овал 23" text:anchor-type="paragraph"><svg:title/><svg:desc/><text:p text:style-name="P131">конец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32"><draw:custom-shape svg:x="0.17083in" svg:y="6.73542in" svg:width="1.36389in" svg:height="0.67639in" draw:z-index="251670528" draw:id="id14" draw:style-name="a17" draw:name="Прямоугольник 20" text:anchor-type="paragraph"><svg:title/><svg:desc/><text:p text:style-name="P133">присваиваем данное значение наибольшему</text:p><draw:enhanced-geometry draw:type="non-primitive" svg:viewBox="0 0 21600 21600" draw:enhanced-path="M 0 0 L 21600 0 21600 21600 0 21600 Z N"/></draw:custom-shape></text:span><text:span text:style-name="T134"><draw:custom-shape svg:x="2.65in" svg:y="3.61042in" svg:width="1.41667in" svg:height="0.60417in" draw:z-index="251665408" draw:id="id15" draw:style-name="a18" draw:name="Прямоугольник 14" text:anchor-type="paragraph"><svg:title/><svg:desc/><text:p text:style-name="P135">выбираем 4 точки</text:p><draw:enhanced-geometry draw:type="non-primitive" svg:viewBox="0 0 21600 21600" draw:enhanced-path="M 0 0 L 21600 0 21600 21600 0 21600 Z N"/></draw:custom-shape></text:span><text:span text:style-name="T136"><draw:connector draw:type="line" svg:x1="3.34792in" svg:y1="3.2875in" svg:x2="3.34792in" svg:y2="3.6in" draw:z-index="251664384" draw:id="id16" draw:style-name="a19" draw:name="Прямая соединительная линия 12" text:anchor-type="paragraph"><svg:title/><svg:desc/></draw:connector></text:span><text:span text:style-name="T137"><draw:custom-shape svg:x="2.06667in" svg:y="1.83958in" svg:width="2.55139in" svg:height="1.44792in" draw:z-index="251663360" draw:id="id17" draw:style-name="a20" draw:name="Блок-схема: решение 11" text:anchor-type="paragraph"><svg:title/><svg:desc/><text:p text:style-name="P138">все ли<text:s/>комбинации из 4 точек перебраны?</text:p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span><text:span text:style-name="T139"><draw:connector draw:type="line" svg:x1="3.32708in" svg:y1="0.68333in" svg:x2="3.32708in" svg:y2="0.94375in" draw:z-index="251660288" draw:id="id18" draw:style-name="a21" draw:name="Прямая соединительная линия 6" text:anchor-type="paragraph"><svg:title/><svg:desc/></draw:connector></text:span><text:span text:style-name="T140"><draw:custom-shape svg:x="2.65903in" svg:y="0.96458in" svg:width="1.36389in" svg:height="0.58264in" draw:z-index="251661312" draw:id="id19" draw:style-name="a22" draw:name="Прямоугольник 7" text:anchor-type="paragraph"><svg:title/><svg:desc/><text:p text:style-name="P141">чтение входных данных</text:p><draw:enhanced-geometry draw:type="non-primitive" svg:viewBox="0 0 21600 21600" draw:enhanced-path="M 0 0 L 21600 0 21600 21600 0 21600 Z N"/></draw:custom-shape></text:span><text:span text:style-name="T142"><draw:custom-shape svg:x="0in" svg:y="0.08958in" svg:width="1.17639in" svg:height="0.60417in" draw:z-index="251659264" draw:id="id20" draw:style-name="a23" draw:name="Овал 5" text:anchor-type="paragraph"><svg:title/><svg:desc/><text:p text:style-name="P143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/text:p>
      <text:soft-page-break/>
      <text:p text:style-name="P144"><text:span text:style-name="T145">5.<text:s/></text:span><text:span text:style-name="T146">Листинг программы</text:span></text:p>
      <text:p text:style-name="P147"/>
      <text:p text:style-name="Standard"><text:span text:style-name="T148">double maxPerimeter=0;<text:s/></text:span><text:span text:style-name="T149">переменная, в которой будет храниться значение наибольшего периметра</text:span></text:p>
      <text:p text:style-name="Standard"/>
      <text:p text:style-name="Standard"><text:span text:style-name="T150">Вершины квадрата наибольшего периметра:</text:span></text:p>
      <text:p text:style-name="P151">Point max1=new Point();</text:p>
      <text:p text:style-name="P152">Point<text:s/>max2=new Point();</text:p>
      <text:p text:style-name="P153">Point max3=new Point();</text:p>
      <text:p text:style-name="P154">Point max4=new Point();</text:p>
      <text:p text:style-name="P155"/>
      <text:p text:style-name="P156">Циклы, перебирающие все возможные комбинации из 4 точек из множества заданных точек:</text:p>
      <text:p text:style-name="P157">for (int i = 0; i &lt; points.size(); i++) {</text:p>
      <text:p text:style-name="P158"><text:s text:c="4"/>for (int j = i + 1; j &lt; <text:s/>points.size(); j++) {</text:p>
      <text:p text:style-name="P159"><text:s text:c="8"/>for<text:s/>(int k = j + 1; k &lt; points.size(); k++) {</text:p>
      <text:p text:style-name="P160"><text:s text:c="12"/>for (int t = k + 1; t &lt; points.size(); t++) {</text:p>
      <text:p text:style-name="P161"/>
      <text:p text:style-name="P162">4 точки из множества, выбранные в циклах:</text:p>
      <text:p text:style-name="Standard"><text:span text:style-name="T163"><text:s text:c="16"/></text:span><text:span text:style-name="T164">Point a = points.get(i);</text:span></text:p>
      <text:p text:style-name="P165"><text:s text:c="16"/>Point b = points.get(j);</text:p>
      <text:p text:style-name="P166"><text:s text:c="16"/>Point c =<text:s/>points.get(k);</text:p>
      <text:p text:style-name="P167"><text:s text:c="16"/>Point d = points.get(t);</text:p>
      <text:p text:style-name="P168"/>
      <text:p text:style-name="Standard"><text:span text:style-name="T169">Создаем 4угольник из этих точек</text:span><text:span text:style-name="T170">:</text:span></text:p>
      <text:p text:style-name="Standard"><text:span text:style-name="T171"><text:s text:c="16"/></text:span><text:span text:style-name="T172">Square s = new Square(a, b, c, d);</text:span></text:p>
      <text:p text:style-name="P173"/>
      <text:p text:style-name="P174">Проверка, является ли 4угольник квадратом.</text:p>
      <text:p text:style-name="Standard"><text:span text:style-name="T175">Методы<text:s/></text:span><text:span text:style-name="T176">areSidesEqual</text:span><text:span text:style-name="T177">1(),<text:s/></text:span><text:span text:style-name="T178">areSidesEqual</text:span><text:span text:style-name="T179">2(),<text:s/></text:span><text:span text:style-name="T180">areSidesEqual</text:span><text:span text:style-name="T181">3() проверяют,<text:s/></text:span><text:span text:style-name="T182">равны ли стороны и диагонали квадрата соответственно при разных вариантах обхода четырех точек.</text:span></text:p>
      <text:p text:style-name="Standard"><text:span text:style-name="T183"><text:s text:c="16"/></text:span><text:span text:style-name="T184">if ( (s.areSidesEqual1() || <text:s/>s.areSidesEqual2() || s.areSidesEqual3())</text:span></text:p>
      <text:p text:style-name="P185"/>
      <text:p text:style-name="P186">Проверка на принадлежность 4 точек к одной прямой:</text:p>
      <text:p text:style-name="P187"><text:s text:c="23"/>&amp;&amp; ((s.b.x-s.a.x)*(s.c.y-s.a.y)!= (s.b.y-s.a.y)*(s.c.x-s.a.x))</text:p>
      <text:p text:style-name="P188"><text:s text:c="23"/>&amp;&amp; ((s.d.x-s.a.x)*(s.b.y-s.a.y)!= (s.d.y-s.a.y)*(s.b.x-s.a.x))</text:p>
      <text:p text:style-name="P189"><text:s text:c="24"/>&amp;&amp; ((s.b.x-s.c.x)*(s.c.y-s.d.y)!= (s.b.y-s.c.y)*(s.c.x-s.d.x))</text:p>
      <text:p text:style-name="P190"><text:s text:c="24"/>&amp;&amp; ((s.d.x-s.c.x)*(s.d.y-s.a.y)!= (s.d.y-s.c.y)*(s.d.x-s.a.x))){</text:p>
      <text:p text:style-name="P191"/>
      <text:p text:style-name="P192">Сравнение периметра выбранного квадрата с наибольшим. Если периметр выбранного квадрата окажется больше наибольшего значения, то записываем в переменные, содержащие значения вершин и периметра квадрата наибольшего периметра, значения величин этого квадрата.</text:p>
      <text:p text:style-name="Standard"><text:span text:style-name="T193"><text:s text:c="20"/></text:span><text:span text:style-name="T194">if (s.getPerimeter() &gt; maxPerimeter) {</text:span></text:p>
      <text:p text:style-name="P195"><text:s text:c="24"/>maxPerimeter = s.getPerimeter();</text:p>
      <text:p text:style-name="P196"><text:s text:c="24"/>max1 = new Point(s.a.x, s.a.y);</text:p>
      <text:p text:style-name="P197"><text:s text:c="24"/>max2 = new Point(s.b.x, s.b.y);</text:p>
      <text:p text:style-name="P198"><text:s text:c="24"/>max3 = new Point(s.c.x, s.c.y);</text:p>
      <text:p text:style-name="P199"><text:s text:c="24"/>max4 = new Point(s.d.x, s.d.y);</text:p>
      <text:p text:style-name="Standard"><text:span text:style-name="T200"><text:s text:c="20"/></text:span><text:span text:style-name="T201">}</text:span></text:p>
      <text:p text:style-name="P202"><text:s text:c="16"/>}</text:p>
      <text:p text:style-name="P203"><text:s text:c="12"/>}</text:p>
      <text:p text:style-name="P204"><text:s text:c="8"/>}</text:p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>6.<text:s/>Пример работы программы</text:p>
      <text:p text:style-name="P214">Входные данные: <text:s text:c="25"/>Выходные данные:</text:p>
      <text:p text:style-name="P215">0 0 <text:s text:c="50"/>(100; 100)</text:p>
      <text:p text:style-name="P216">100 100 <text:s text:c="42"/>(100; 300)</text:p>
      <text:p text:style-name="P217">100 200 <text:s text:c="40"/><text:s text:c="2"/>(300; 300)</text:p>
      <text:p text:style-name="P218">100 300 <text:s text:c="42"/>(300; 100)</text:p>
      <text:p text:style-name="P219">200 200 <text:s text:c="42"/>800, 0</text:p>
      <text:p text:style-name="P220">200 100</text:p>
      <text:p text:style-name="P221">300 300</text:p>
      <text:p text:style-name="P222">300 100</text:p>
      <text:p text:style-name="P223">500 100</text:p>
      <text:p text:style-name="P224">500 500</text:p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8" svg:viewBox="0 0 20 30" svg:d="m10 0-10 30h20z"/>
    <draw:marker draw:name="a3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start-value="4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К</meta:initial-creator>
    <dc:creator>ПК</dc:creator>
    <meta:creation-date>2017-05-14T17:00:00Z</meta:creation-date>
    <dc:date>2017-05-14T17:07:00Z</dc:date>
    <meta:template xlink:href="Normal.dotm" xlink:type="simple"/>
    <meta:editing-cycles>3</meta:editing-cycles>
    <meta:editing-duration>PT120S</meta:editing-duration>
    <meta:document-statistic meta:page-count="5" meta:paragraph-count="10" meta:word-count="800" meta:character-count="5354" meta:row-count="38" meta:non-whitespace-character-count="4564"/>
  </office:meta>
</office:document-meta>
</file>